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0768" officeooo:paragraph-rsid="001607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07:51:30.391483153</meta:creation-date>
    <dc:date>2023-07-20T13:08:17.269320434</dc:date>
    <meta:editing-duration>PT5H6M3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